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Default">
      <style:text-properties fo:font-size="14pt" style:font-size-asian="14pt" style:font-size-complex="14pt"/>
    </style:style>
    <style:style style:name="P3" style:family="paragraph" style:parent-style-name="Default" style:master-page-name="Standard">
      <style:paragraph-properties style:page-number="auto"/>
    </style:style>
    <style:style style:name="P4" style:family="paragraph" style:parent-style-name="No_20_Spacing">
      <style:text-properties style:font-name="Times New Roman" fo:font-size="14pt" fo:language="sma" fo:country="NO" fo:font-weight="bold" style:font-size-asian="14pt" style:font-weight-asian="bold" style:font-name-complex="Times New Roman1" style:font-size-complex="14pt"/>
    </style:style>
    <style:style style:name="P5" style:family="paragraph" style:parent-style-name="No_20_Spacing">
      <style:text-properties style:font-name="Times New Roman" fo:font-size="14pt" fo:language="sma" fo:country="NO" style:font-size-asian="14pt" style:font-name-complex="Times New Roman1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4pt" fo:language="sma" fo:country="NO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sma" fo:country="NO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Default"><text:s/><text:span text:style-name="T1">LEDIG STILLING: </text:span></text:p>
      <text:p text:style-name="P1"/>
      <text:p text:style-name="Default"><text:span text:style-name="T2">Pedagogisk leder i Maurtua barnehage går ut i fødselspermisjon og vi har derfor ledig:</text:span></text:p>
      <text:p text:style-name="Default"><text:span text:style-name="T1">Års vikariat 100 % stilling</text:span></text:p>
      <text:p text:style-name="Default"><text:span text:style-name="T1">som pedagogisk leder ved Maurtua barnehage </text:span></text:p>
      <text:p text:style-name="Default"><text:span text:style-name="T1">i tidsrommet 03.02.2014 tom 19.01. 2015</text:span></text:p>
      <text:p text:style-name="P2"/>
      <text:p text:style-name="Default"><text:span text:style-name="T2">Kvalifikasjonskrav: </text:span></text:p>
      <text:p text:style-name="Default"><text:span text:style-name="T2">Utdanning som barnehagelærer.</text:span></text:p>
      <text:p text:style-name="P2"/>
      <text:p text:style-name="Default"><text:span text:style-name="T2">Personlige egenskaper vil bli vektlagt. </text:span></text:p>
      <text:p text:style-name="P2"/>
      <text:p text:style-name="Default"><text:span text:style-name="T2">For nærmere opplysninger om stillingen kontakt </text:span></text:p>
      <text:p text:style-name="Default"><text:span text:style-name="T2">Styrer Anna Lisa Persson eller Ass styrer Ronny Lindgren tlf 74 33 63 22 </text:span></text:p>
      <text:p text:style-name="P2"/>
      <text:p text:style-name="Default"><text:span text:style-name="T2">Søknadsfrist: 31.12.13</text:span></text:p>
      <text:p text:style-name="P2"/>
      <text:p text:style-name="Default"><text:span text:style-name="T2">Kommunen kan være behjelpelig med å skaffe bolig. Lønn etter tariff.</text:span></text:p>
      <text:p text:style-name="Default"><text:span text:style-name="T2">Ansettelse i henhold til gjeldende lovverk, reglement og tariffavtale med 2 % innskudd i KLP.</text:span></text:p>
      <text:p text:style-name="P2"/>
      <text:p text:style-name="Default"><text:span text:style-name="T2">Vi foretrekker elektronisk søknad via kommunens hjemmeside. Utlysning og søknadsskjema finner du på kommunens hjemmeside www.royrvik.kommune.no </text:span></text:p>
      <text:p text:style-name="Default"><text:span text:style-name="T2">Attester og vitnemål sendes ikke nå men taes med til evt. jobbintervju. </text:span></text:p>
      <text:p text:style-name="Default"><text:span text:style-name="T2">Søkerliste kan bli offentliggjort selv om søker ber om unntak jfr. off.loven §25 </text:span></text:p>
      <text:p text:style-name="P2"/>
      <text:p text:style-name="Standard"><text:soft-page-break/><text:span text:style-name="T2">Den som ansettes må levere gyldig politiattes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No_20_Spacing"><text:span text:style-name="T3">BARKOE GAAVNOES</text:span></text:p>
      <text:p text:style-name="P4"/>
      <text:p text:style-name="No_20_Spacing"><text:span text:style-name="T4">Pedagogihken åvtehke Maurtuan maanagïertesne tjidtj`-eejehtimmiem vaalta jïh dan gaavhtan barkoe gaavnoes:</text:span></text:p>
      <text:p text:style-name="No_20_Spacing"><text:span text:style-name="T3">Jaepiem, 100% sæjjasadtije (vikarije) <text:s/>goh pedagogihken åvtehke Maurtuan maanagïertesne,03.02.2014 <text:s/>raejeste 19.01.2015 <text:s/>raajan.</text:span></text:p>
      <text:p text:style-name="P5"/>
      <text:p text:style-name="P5"/>
      <text:p text:style-name="No_20_Spacing"><text:span text:style-name="T4">Maahtoeh:</text:span></text:p>
      <text:p text:style-name="No_20_Spacing"><text:span text:style-name="T4">Aarhskuvle- øøhpehtimmiem.</text:span></text:p>
      <text:p text:style-name="No_20_Spacing"><text:span text:style-name="T4">Væjkeles maanaj gujmie, jïh eadtjohke. </text:span></text:p>
      <text:p text:style-name="No_20_Spacing"><text:span text:style-name="T4">Maehtedh mubpiej gujmie barkedh.</text:span></text:p>
      <text:p text:style-name="No_20_Spacing"><text:span text:style-name="T4">Gïehtjedibie mejtie lea dåajmijes dan barkese.</text:span></text:p>
      <text:p text:style-name="P5"/>
      <text:p text:style-name="P5"/>
      <text:p text:style-name="No_20_Spacing"><text:span text:style-name="T4">Vielie bïevnesh barkoen bïjre, bïeljelh:</text:span></text:p>
      <text:p text:style-name="No_20_Spacing"><text:span text:style-name="T4">Åvtehkem Anna Lisa Perssonem jallh <text:s/>as-åvtehkem Ronny Lindgrenem, </text:span></text:p>
      <text:p text:style-name="No_20_Spacing"><text:soft-page-break/><text:span text:style-name="T4">tel. 74 33 63 22</text:span></text:p>
      <text:p text:style-name="P5"/>
      <text:p text:style-name="No_20_Spacing"><text:span text:style-name="T4">Minngemes syøkemebiejjie: 31.12.13</text:span></text:p>
      <text:p text:style-name="P5"/>
      <text:p text:style-name="No_20_Spacing"><text:span text:style-name="T4">Tjïelte maahta viehkiehtidh gåetieluhpiem gaavnedh.</text:span></text:p>
      <text:p text:style-name="No_20_Spacing"><text:span text:style-name="T4">Baalhka latjkoen mietie. Barkoe laaki jïh vuekiej mietie, jïh tarif-latjkoe 2% KLP:sne.</text:span></text:p>
      <text:p text:style-name="P5"/>
      <text:p text:style-name="No_20_Spacing"><text:span text:style-name="T4">Mijjieh vaajtelibie elektronihke syøkemem seedth dan tjïelten hïejmesæjroen tjirrh. Luvsegem jïh syøkemegoerem tjïelten hïejmesæjrosne gaavnh. www.royrvik.kommune.no</text:span></text:p>
      <text:p text:style-name="No_20_Spacing"><text:span text:style-name="T4">Aellieh <text:s/>vïhtesjimmide daelie seedth, menh dijph meatan jis barkoegoeredallese båatah. Syökemelæstoe maahta byjjes sjïdtedh, læjhkan mejtie syøkije vaajtele dam tjeakoes utnedh, off.laake §25.</text:span></text:p>
      <text:p text:style-name="P5"/>
      <text:p text:style-name="No_20_Spacing"><text:span text:style-name="T4">Dïhte mij barkoem åådtje tjuara politijevïhtesjimmiem vuesiehtidh eannan barkosne aalka.</text:span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creation-date>2013-12-12T13:57:00</meta:creation-date>
    <dc:date>2013-12-12T13:57:00</dc:date>
    <meta:editing-duration>PT5M</meta:editing-duration>
    <meta:generator>LibreOffice/6.4.6.2$Linux_X86_64 LibreOffice_project/40$Build-2</meta:generator>
    <meta:document-statistic meta:table-count="0" meta:image-count="0" meta:object-count="0" meta:page-count="3" meta:paragraph-count="34" meta:word-count="268" meta:character-count="2088" meta:non-whitespace-character-count="1837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